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0.9189in"/>
    </style:style>
    <style:style style:name="ro1" style:family="table-row">
      <style:table-row-properties style:row-height="0.35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wrap-option="wrap"/>
    </style:style>
    <style:style style:name="ce2" style:family="table-cell" style:parent-style-name="Default" style:data-style-name="N1">
      <style:map style:condition="is-true-formula([.F4]&gt;[.G4])" style:apply-style-name="Untitled1" style:base-cell-address="Sheet1.F4"/>
    </style:style>
    <style:style style:name="ce3" style:family="table-cell" style:parent-style-name="Default" style:data-style-name="N1"/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appale 1</text:p>
          </table:table-cell>
          <table:table-cell office:value-type="string" calcext:value-type="string">
            <text:p>Kappale 2</text:p>
          </table:table-cell>
          <table:table-cell office:value-type="string" calcext:value-type="string">
            <text:p>Kappale 1 r (km)</text:p>
          </table:table-cell>
          <table:table-cell office:value-type="string" calcext:value-type="string">
            <text:p>Kappale 1 ρ</text:p>
          </table:table-cell>
          <table:table-cell office:value-type="string" calcext:value-type="string">
            <text:p>Kappale 2 ρ</text:p>
          </table:table-cell>
          <table:table-cell table:style-name="ce1" office:value-type="string" calcext:value-type="string">
            <text:p>rochen raja (km)</text:p>
          </table:table-cell>
          <table:table-cell table:style-name="ce4" office:value-type="string" calcext:value-type="string">
            <text:p>kappaleiden etäisyys (km)</text:p>
          </table:table-cell>
          <table:table-cell table:style-name="ce4"/>
        </table:table-row>
        <table:table-row table:style-name="ro2">
          <table:table-cell office:value-type="string" calcext:value-type="string">
            <text:p>Maa</text:p>
          </table:table-cell>
          <table:table-cell office:value-type="string" calcext:value-type="string">
            <text:p>Kuu</text:p>
          </table:table-cell>
          <table:table-cell office:value-type="float" office:value="6367" calcext:value-type="float">
            <text:p>6367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table:style-name="ce2" table:formula="of:=1.26*[.C2]*POWER(([.D2]/[.E2]);1/3)" office:value-type="float" office:value="9511.63066126906" calcext:value-type="float">
            <text:p>9512</text:p>
          </table:table-cell>
          <table:table-cell office:value-type="float" office:value="384399" calcext:value-type="float">
            <text:p>384399</text:p>
          </table:table-cell>
          <table:table-cell/>
        </table:table-row>
        <table:table-row table:style-name="ro2">
          <table:table-cell office:value-type="string" calcext:value-type="string">
            <text:p>Mars</text:p>
          </table:table-cell>
          <table:table-cell office:value-type="string" calcext:value-type="string">
            <text:p>Phobos</text:p>
          </table:table-cell>
          <table:table-cell office:value-type="float" office:value="3386" calcext:value-type="float">
            <text:p>3386</text:p>
          </table:table-cell>
          <table:table-cell office:value-type="float" office:value="3.9" calcext:value-type="float">
            <text:p>3.9</text:p>
          </table:table-cell>
          <table:table-cell office:value-type="float" office:value="1.87" calcext:value-type="float">
            <text:p>1.87</text:p>
          </table:table-cell>
          <table:table-cell table:style-name="ce2" table:formula="of:=1.26*[.C3]*POWER(([.D3]/[.E3]);1/3)" office:value-type="float" office:value="5450.86173177063" calcext:value-type="float">
            <text:p>5451</text:p>
          </table:table-cell>
          <table:table-cell office:value-type="float" office:value="9400" calcext:value-type="float">
            <text:p>9400</text:p>
          </table:table-cell>
          <table:table-cell/>
        </table:table-row>
        <table:table-row table:style-name="ro2">
          <table:table-cell office:value-type="string" calcext:value-type="string">
            <text:p>Jupiter</text:p>
          </table:table-cell>
          <table:table-cell office:value-type="string" calcext:value-type="string">
            <text:p>Metis</text:p>
          </table:table-cell>
          <table:table-cell office:value-type="float" office:value="69173" calcext:value-type="float">
            <text:p>69173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  <table:table-cell table:style-name="ce2" table:formula="of:=1.26*[.C4]*POWER(([.D4]/[.E4]);1/3)" office:value-type="float" office:value="66291.5309031984" calcext:value-type="float">
            <text:p>66292</text:p>
          </table:table-cell>
          <table:table-cell office:value-type="float" office:value="128000" calcext:value-type="float">
            <text:p>128000</text:p>
          </table:table-cell>
          <table:table-cell/>
        </table:table-row>
        <table:table-row table:style-name="ro2">
          <table:table-cell office:value-type="string" calcext:value-type="string">
            <text:p>Jupiter</text:p>
          </table:table-cell>
          <table:table-cell office:value-type="string" calcext:value-type="string">
            <text:p>Io</text:p>
          </table:table-cell>
          <table:table-cell office:value-type="float" office:value="69174" calcext:value-type="float">
            <text:p>69174</text:p>
          </table:table-cell>
          <table:table-cell office:value-type="float" office:value="2.32" calcext:value-type="float">
            <text:p>2.32</text:p>
          </table:table-cell>
          <table:table-cell office:value-type="float" office:value="3.5" calcext:value-type="float">
            <text:p>3.5</text:p>
          </table:table-cell>
          <table:table-cell table:style-name="ce2" table:formula="of:=1.26*[.C5]*POWER(([.D5]/[.E5]);1/3)" office:value-type="float" office:value="75995.3025256614" calcext:value-type="float">
            <text:p>75995</text:p>
          </table:table-cell>
          <table:table-cell office:value-type="float" office:value="421700" calcext:value-type="float">
            <text:p>421700</text:p>
          </table:table-cell>
          <table:table-cell/>
        </table:table-row>
        <table:table-row table:style-name="ro2">
          <table:table-cell office:value-type="string" calcext:value-type="string">
            <text:p>Saturnus</text:p>
          </table:table-cell>
          <table:table-cell office:value-type="string" calcext:value-type="string">
            <text:p>Prometheus</text:p>
          </table:table-cell>
          <table:table-cell office:value-type="float" office:value="57316" calcext:value-type="float">
            <text:p>57316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table:style-name="ce2" table:formula="of:=1.26*[.C6]*POWER(([.D6]/[.E6]);1/3)" office:value-type="float" office:value="81108.9870363693" calcext:value-type="float">
            <text:p>81109</text:p>
          </table:table-cell>
          <table:table-cell office:value-type="float" office:value="139000" calcext:value-type="float">
            <text:p>139000</text:p>
          </table:table-cell>
          <table:table-cell/>
        </table:table-row>
        <table:table-row table:style-name="ro2">
          <table:table-cell office:value-type="string" calcext:value-type="string">
            <text:p>Saturnus</text:p>
          </table:table-cell>
          <table:table-cell office:value-type="string" calcext:value-type="string">
            <text:p>Pan</text:p>
          </table:table-cell>
          <table:table-cell office:value-type="float" office:value="57317" calcext:value-type="float">
            <text:p>57317</text:p>
          </table:table-cell>
          <table:table-cell office:value-type="float" office:value="1.68" calcext:value-type="float">
            <text:p>1.68</text:p>
          </table:table-cell>
          <table:table-cell office:value-type="float" office:value="0.42" calcext:value-type="float">
            <text:p>0.42</text:p>
          </table:table-cell>
          <table:table-cell table:style-name="ce2" table:formula="of:=1.26*[.C7]*POWER(([.D7]/[.E7]);1/3)" office:value-type="float" office:value="114641.183280533" calcext:value-type="float">
            <text:p>114641</text:p>
          </table:table-cell>
          <table:table-cell office:value-type="float" office:value="134000" calcext:value-type="float">
            <text:p>134000</text:p>
          </table:table-cell>
          <table:table-cell/>
        </table:table-row>
        <table:table-row table:style-name="ro2">
          <table:table-cell office:value-type="string" calcext:value-type="string">
            <text:p>Uranus</text:p>
          </table:table-cell>
          <table:table-cell office:value-type="string" calcext:value-type="string">
            <text:p>Cordelia</text:p>
          </table:table-cell>
          <table:table-cell office:value-type="float" office:value="25000" calcext:value-type="float">
            <text:p>25000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table:style-name="ce2" table:formula="of:=1.26*[.C8]*POWER(([.D8]/[.E8]);1/3)" office:value-type="float" office:value="31255.8041321753" calcext:value-type="float">
            <text:p>31256</text:p>
          </table:table-cell>
          <table:table-cell office:value-type="float" office:value="49000" calcext:value-type="float">
            <text:p>49000</text:p>
          </table:table-cell>
          <table:table-cell/>
        </table:table-row>
        <table:table-row table:style-name="ro2">
          <table:table-cell office:value-type="string" calcext:value-type="string">
            <text:p>Uranus</text:p>
          </table:table-cell>
          <table:table-cell office:value-type="string" calcext:value-type="string">
            <text:p>Puck</text:p>
          </table:table-cell>
          <table:table-cell office:value-type="float" office:value="25001" calcext:value-type="float">
            <text:p>25001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style-name="ce2" table:formula="of:=1.26*[.C9]*POWER(([.D9]/[.E9]);1/3)" office:value-type="float" office:value="37933.4282053292" calcext:value-type="float">
            <text:p>37933</text:p>
          </table:table-cell>
          <table:table-cell office:value-type="float" office:value="86000" calcext:value-type="float">
            <text:p>86000</text:p>
          </table:table-cell>
          <table:table-cell/>
        </table:table-row>
        <table:table-row table:style-name="ro2">
          <table:table-cell office:value-type="string" calcext:value-type="string">
            <text:p>Neptunus</text:p>
          </table:table-cell>
          <table:table-cell office:value-type="string" calcext:value-type="string">
            <text:p>Naiad</text:p>
          </table:table-cell>
          <table:table-cell office:value-type="float" office:value="24553" calcext:value-type="float">
            <text:p>24553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style-name="ce2" table:formula="of:=1.26*[.C10]*POWER(([.D10]/[.E10]);1/3)" office:value-type="float" office:value="33153.8513351747" calcext:value-type="float">
            <text:p>33154</text:p>
          </table:table-cell>
          <table:table-cell office:value-type="float" office:value="48000" calcext:value-type="float">
            <text:p>48000</text:p>
          </table:table-cell>
          <table:table-cell/>
        </table:table-row>
        <table:table-row table:style-name="ro2">
          <table:table-cell office:value-type="string" calcext:value-type="string">
            <text:p>Neptunus</text:p>
          </table:table-cell>
          <table:table-cell office:value-type="string" calcext:value-type="string">
            <text:p>Triton</text:p>
          </table:table-cell>
          <table:table-cell office:value-type="float" office:value="24554" calcext:value-type="float">
            <text:p>24554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table:style-name="ce2" table:formula="of:=1.26*[.C11]*POWER(([.D11]/[.E11]);1/3)" office:value-type="float" office:value="33220.8556686223" calcext:value-type="float">
            <text:p>33221</text:p>
          </table:table-cell>
          <table:table-cell office:value-type="float" office:value="355000" calcext:value-type="float">
            <text:p>355000</text:p>
          </table:table-cell>
          <table:table-cell/>
        </table:table-row>
        <table:table-row table:style-name="ro2" table:number-rows-repeated="4">
          <table:table-cell table:number-columns-repeated="5"/>
          <table:table-cell table:style-name="ce2"/>
          <table:table-cell table:number-columns-repeated="2"/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F4:Sheet1.F15 Sheet1.F2:Sheet1.F11">
            <calcext:condition calcext:apply-style-name="Untitled1" calcext:value="formula-is([.F4]&gt;[.G4])" calcext:base-cell-address="Sheet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4:21:29.37021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 </meta:initial-creator>
    <meta:creation-date>2016-04-24T13:20:30.285272795</meta:creation-date>
    <dc:date>2016-05-06T14:24:40.391936693</dc:date>
    <dc:creator>Anni </dc:creator>
    <meta:editing-duration>PT4M53S</meta:editing-duration>
    <meta:editing-cycles>3</meta:editing-cycles>
    <meta:generator>LibreOffice/4.2.8.2$Linux_X86_64 LibreOffice_project/420m0$Build-2</meta:generator>
    <meta:document-statistic meta:table-count="1" meta:cell-count="77" meta:object-count="0"/>
  </office:meta>
</office:document-meta>
</file>